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cf97d" officeooo:paragraph-rsid="000cf97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cf97d" officeooo:paragraph-rsid="000cf97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About this programm</text:p>
      <text:p text:style-name="P1"/>
      <text:p text:style-name="P1">This program calculate two balls coordinates and print message if they are bumped.</text:p>
      <text:p text:style-name="P1"/>
      <text:p text:style-name="P1">To run this programm you must.</text:p>
      <text:p text:style-name="P1"/>
      <text:p text:style-name="P1">1. clone repository</text:p>
      <text:p text:style-name="P1">2. open this folder</text:p>
      <text:p text:style-name="P1">3. to compile code run javac Main.java command</text:p>
      <text:p text:style-name="P1">4. to see the result run <text:s/>java Main comma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1T23:20:10.485882133</meta:creation-date>
    <dc:date>2017-08-01T23:24:18.016342683</dc:date>
    <meta:editing-duration>PT4M9S</meta:editing-duration>
    <meta:editing-cycles>1</meta:editing-cycles>
    <meta:document-statistic meta:table-count="0" meta:image-count="0" meta:object-count="0" meta:page-count="1" meta:paragraph-count="7" meta:word-count="46" meta:character-count="258" meta:non-whitespace-character-count="218"/>
    <meta:generator>LibreOffice/5.1.6.2$Linux_X86_64 LibreOffice_project/10m0$Build-2</meta:generator>
  </office:meta>
</office:document-meta>
</file>